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oft-page-break/><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oft-page-break/><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1-29</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text:span><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ext:soft-page-break/>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text:span><text:span text:style-name="T22">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hoo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text:soft-page-break/>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t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oft-page-break/><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oft-page-break/><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oft-page-break/><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soft-page-break/><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oft-page-break/><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oft-page-break/><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oft-page-break/><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oft-page-break/><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text:soft-page-break/></text:p>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ext:soft-page-break/>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oft-page-break/><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ext:soft-page-break/>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text:soft-page-break/></text:p>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oft-page-break/><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soft-page-break/><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oft-page-break/><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oft-page-break/><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oft-page-break/><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soft-page-break/><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oft-page-break/><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text:soft-page-break/>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text:soft-page-break/>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oft-page-break/><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text:soft-page-break/></text:p>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text:soft-page-break/>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oft-page-break/><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oft-page-break/><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soft-page-break/><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oft-page-break/><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3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5-29T09:34:43</dc:date>
    <dc:language>en-CA</dc:language>
    <meta:editing-cycles>232</meta:editing-cycles>
    <meta:editing-duration>P4DT17H1M20S</meta:editing-duration>
    <dc:creator>Brett Slote</dc:creator>
    <meta:printed-by>Brett Slote</meta:printed-by>
    <meta:print-date>2009-05-19T13:46:07.61</meta:print-date>
    <meta:document-statistic meta:table-count="2" meta:image-count="0" meta:object-count="0" meta:page-count="420" meta:paragraph-count="6528" meta:word-count="163348" meta:character-count="863285"/>
    <meta:user-defined meta:name="Info 1"/>
    <meta:user-defined meta:name="Info 2"/>
    <meta:user-defined meta:name="Info 3"/>
    <meta:user-defined meta:name="Info 4"/>
  </office:meta>
</office:document-meta>
</file>